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Vincente,</text:p>
      <text:p text:style-name="Normal">v den zamilovaných se mi chce připomenout, jak moc je zvláštní a krásné, že sdílíme stejný čínský horoskop, ten vepří. Jak vepři na poli perel, hledáme společně krásu a hodnotu ve všem kolem nás. Tvá schopnost „číst mezi řádky“ a rozluštit tajemství tohoto světa, což je dar od tvého anděla strážného Raziela, mi připadá jako perfektní doplnění mé vlastní touhy po odhalování a poznávání. Společně jsme tým, který může překonat jakoukoliv šifru nebo záhadu, což nám dává jedinečnou šanci najít a uchovat si skutečné poklady tohoto světa i toho neviditelného. Ve světle této valentýnské noci Ti přeji, abys cítil stejné spojení a sílu, které cítím já, když jsem s Tebou.</text:p>
      <text:p text:style-name="Normal">S láskou a obdivem k naší společné cestě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